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 table:number-rows-repeated="650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8"/>
        </table:table-row>
        <table:table-row table:style-name="ro1" table:number-rows-repeated="6517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 table:number-rows-repeated="653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3">2008.04.13</text:date>, <text:time>14:33:5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7-04-25T07:50:52</meta:creation-date>
    <dc:creator>AgentK</dc:creator>
    <dc:date>2008-04-13T14:33:52</dc:date>
    <meta:editing-cycles>223</meta:editing-cycles>
    <meta:editing-duration>PT21H22M52S</meta:editing-duration>
    <meta:user-defined meta:name="Info 1"/>
    <meta:user-defined meta:name="Info 2"/>
    <meta:user-defined meta:name="Info 3"/>
    <meta:user-defined meta:name="Info 4"/>
    <meta:document-statistic meta:table-count="16" meta:cell-count="9754"/>
  </office:meta>
</office:document-meta>
</file>